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TemplateElementImpl.setOnTimer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emplate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emplateElementImpl.setOnEnterBackwar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emplateElementImpl.setOnEnterForwar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emplate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emplateElementImpl.getOnEnter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emplate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emplate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emplateElementImpl.getOnEnterBack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emplateElementImpl.getOn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emplateElementImpl.WMLTemplate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